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8.707cm" table:align="left"/>
    </style:style>
    <style:style style:name="Table1.A" style:family="table-column">
      <style:table-column-properties style:column-width="2.489cm"/>
    </style:style>
    <style:style style:name="Table1.B" style:family="table-column">
      <style:table-column-properties style:column-width="6.2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992cm" table:align="left"/>
    </style:style>
    <style:style style:name="Table3.A" style:family="table-column">
      <style:table-column-properties style:column-width="3.392cm"/>
    </style:style>
    <style:style style:name="Table3.B" style:family="table-column">
      <style:table-column-properties style:column-width="1.9cm"/>
    </style:style>
    <style:style style:name="Table3.C" style:family="table-column">
      <style:table-column-properties style:column-width="12.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992cm" table:align="left"/>
    </style:style>
    <style:style style:name="Table4.A" style:family="table-column">
      <style:table-column-properties style:column-width="4.341cm"/>
    </style:style>
    <style:style style:name="Table4.B" style:family="table-column">
      <style:table-column-properties style:column-width="13.65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509cm"/>
    </style:style>
    <style:style style:name="Table2.B" style:family="table-column">
      <style:table-column-properties style:column-width="12.48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Table_20_Contents">
      <style:text-properties officeooo:paragraph-rsid="000eb4fc"/>
    </style:style>
    <style:style style:name="P6" style:family="paragraph" style:parent-style-name="Table_20_Contents">
      <style:text-properties officeooo:rsid="000f5486" officeooo:paragraph-rsid="000f5486"/>
    </style:style>
    <style:style style:name="P7" style:family="paragraph" style:parent-style-name="Table_20_Contents">
      <style:text-properties officeooo:rsid="00911e5c" officeooo:paragraph-rsid="00911e5c"/>
    </style:style>
    <style:style style:name="P8" style:family="paragraph" style:parent-style-name="Table_20_Contents">
      <style:text-properties officeooo:rsid="00e41120" officeooo:paragraph-rsid="00e41120"/>
    </style:style>
    <style:style style:name="P9" style:family="paragraph" style:parent-style-name="Table_20_Contents">
      <style:text-properties officeooo:paragraph-rsid="014fc576"/>
    </style:style>
    <style:style style:name="P10" style:family="paragraph" style:parent-style-name="Table_20_Contents">
      <style:text-properties officeooo:rsid="014fc576" officeooo:paragraph-rsid="014fc576"/>
    </style:style>
    <style:style style:name="P11" style:family="paragraph" style:parent-style-name="Table_20_Contents">
      <style:text-properties officeooo:rsid="014fe5ed" officeooo:paragraph-rsid="014fe5ed"/>
    </style:style>
    <style:style style:name="P12" style:family="paragraph" style:parent-style-name="Table_20_Contents">
      <style:text-properties officeooo:rsid="015035da" officeooo:paragraph-rsid="015035da"/>
    </style:style>
    <style:style style:name="P13" style:family="paragraph" style:parent-style-name="Contents_20_1">
      <style:paragraph-properties>
        <style:tab-stops>
          <style:tab-stop style:position="18.002cm" style:type="right" style:leader-style="dotted" style:leader-text="."/>
        </style:tab-stops>
      </style:paragraph-properties>
    </style:style>
    <style:style style:name="P14" style:family="paragraph" style:parent-style-name="Table_20_Heading">
      <style:text-properties fo:font-weight="bold" officeooo:rsid="014fe5ed" officeooo:paragraph-rsid="014fe5ed" style:font-weight-asian="bold" style:font-weight-complex="bold"/>
    </style:style>
    <style:style style:name="P15" style:family="paragraph" style:parent-style-name="Text_20_body">
      <style:text-properties officeooo:rsid="014d7658" officeooo:paragraph-rsid="014d7658"/>
    </style:style>
    <style:style style:name="P16" style:family="paragraph" style:parent-style-name="Text_20_body">
      <style:text-properties officeooo:rsid="00186852" officeooo:paragraph-rsid="001a7002"/>
    </style:style>
    <style:style style:name="P17" style:family="paragraph" style:parent-style-name="Text_20_body">
      <style:text-properties officeooo:rsid="014d9631" officeooo:paragraph-rsid="014d9631"/>
    </style:style>
    <style:style style:name="P18" style:family="paragraph" style:parent-style-name="Text_20_body">
      <style:text-properties officeooo:paragraph-rsid="014e7b20"/>
    </style:style>
    <style:style style:name="P19" style:family="paragraph" style:parent-style-name="Text_20_body">
      <style:text-properties officeooo:rsid="014fc576" officeooo:paragraph-rsid="014fc576"/>
    </style:style>
    <style:style style:name="P20" style:family="paragraph" style:parent-style-name="Text_20_body">
      <style:text-properties officeooo:paragraph-rsid="014fe5ed"/>
    </style:style>
    <style:style style:name="P21" style:family="paragraph" style:parent-style-name="Text_20_body">
      <style:text-properties officeooo:rsid="014fe5ed" officeooo:paragraph-rsid="014fe5ed"/>
    </style:style>
    <style:style style:name="P22" style:family="paragraph" style:parent-style-name="Text_20_body">
      <style:text-properties officeooo:rsid="015035da" officeooo:paragraph-rsid="015035da"/>
    </style:style>
    <style:style style:name="P23" style:family="paragraph" style:parent-style-name="Text_20_body">
      <style:text-properties officeooo:rsid="01513d39" officeooo:paragraph-rsid="01513d39"/>
    </style:style>
    <style:style style:name="P24" style:family="paragraph" style:parent-style-name="Text_20_body">
      <style:text-properties officeooo:rsid="01531e7b" officeooo:paragraph-rsid="01531e7b"/>
    </style:style>
    <style:style style:name="P25" style:family="paragraph" style:parent-style-name="Contents_20_1">
      <style:paragraph-properties>
        <style:tab-stops>
          <style:tab-stop style:position="18.002cm" style:type="right" style:leader-style="dotted" style:leader-text="."/>
        </style:tab-stops>
      </style:paragraph-properties>
    </style:style>
    <style:style style:name="P26" style:family="paragraph" style:parent-style-name="Heading_20_1">
      <style:text-properties style:font-name="Liberation Sans" fo:font-size="18.2000007629395pt" fo:font-weight="bold" officeooo:rsid="014d7658" officeooo:paragraph-rsid="014c7452" style:font-name-asian="Noto Sans CJK SC" style:font-size-asian="18.2000007629395pt" style:font-weight-asian="bold" style:font-name-complex="Lohit Devanagari" style:font-size-complex="18.2000007629395pt" style:font-weight-complex="bold"/>
    </style:style>
    <style:style style:name="P27" style:family="paragraph" style:parent-style-name="Preformatted_20_Text">
      <style:text-properties fo:font-size="8pt" style:font-size-asian="8pt" style:font-size-complex="8pt"/>
    </style:style>
    <style:style style:name="P28" style:family="paragraph" style:parent-style-name="Table_20_Contents">
      <style:text-properties officeooo:rsid="015be1cd" officeooo:paragraph-rsid="015be1cd"/>
    </style:style>
    <style:style style:name="P29" style:family="paragraph" style:parent-style-name="Table_20_Contents">
      <style:text-properties officeooo:rsid="015ccc99" officeooo:paragraph-rsid="015ccc99"/>
    </style:style>
    <style:style style:name="P30" style:family="paragraph" style:parent-style-name="Text_20_body" style:list-style-name="L1">
      <style:text-properties officeooo:paragraph-rsid="015035da"/>
    </style:style>
    <style:style style:name="P31" style:family="paragraph" style:parent-style-name="Text_20_body" style:list-style-name="L1">
      <style:text-properties officeooo:rsid="015035da" officeooo:paragraph-rsid="015035da"/>
    </style:style>
    <style:style style:name="P32" style:family="paragraph" style:parent-style-name="Text_20_body" style:list-style-name="L2">
      <style:text-properties officeooo:paragraph-rsid="014d9631"/>
    </style:style>
    <style:style style:name="P33" style:family="paragraph" style:parent-style-name="Text_20_body" style:list-style-name="L2">
      <style:text-properties officeooo:rsid="0124a2f7" officeooo:paragraph-rsid="014d9631"/>
    </style:style>
    <style:style style:name="P34" style:family="paragraph" style:parent-style-name="Text_20_body">
      <style:text-properties officeooo:rsid="015b9208" officeooo:paragraph-rsid="015b9208"/>
    </style:style>
    <style:style style:name="P35" style:family="paragraph" style:parent-style-name="Text_20_body">
      <style:text-properties officeooo:rsid="015be1cd" officeooo:paragraph-rsid="015be1cd"/>
    </style:style>
    <style:style style:name="P36" style:family="paragraph" style:parent-style-name="Text_20_body">
      <style:text-properties officeooo:rsid="01513d39" officeooo:paragraph-rsid="01513d39"/>
    </style:style>
    <style:style style:name="P37" style:family="paragraph" style:parent-style-name="Text_20_body">
      <style:text-properties officeooo:rsid="015ccc99" officeooo:paragraph-rsid="015ccc99"/>
    </style:style>
    <style:style style:name="P38" style:family="paragraph" style:parent-style-name="Text_20_body">
      <style:text-properties officeooo:rsid="015d229b" officeooo:paragraph-rsid="015d229b"/>
    </style:style>
    <style:style style:name="T1" style:family="text">
      <style:text-properties officeooo:rsid="000d0825"/>
    </style:style>
    <style:style style:name="T2" style:family="text">
      <style:text-properties officeooo:rsid="000f5486"/>
    </style:style>
    <style:style style:name="T3" style:family="text">
      <style:text-properties style:font-name="Liberation Sans" fo:font-size="28pt" fo:font-weight="bold" style:font-name-asian="Noto Sans CJK SC" style:font-size-asian="28pt" style:font-weight-asian="bold" style:font-name-complex="Lohit Devanagari" style:font-size-complex="28pt" style:font-weight-complex="bold"/>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8.2000007629395pt" fo:font-weight="bold" officeooo:rsid="014d7658" style:font-name-asian="Noto Sans CJK SC" style:font-size-asian="18.2000007629395pt" style:font-weight-asian="bold" style:font-name-complex="Lohit Devanagari" style:font-size-complex="18.2000007629395pt" style:font-weight-complex="bold"/>
    </style:style>
    <style:style style:name="T7" style:family="text">
      <style:text-properties officeooo:rsid="001a7002"/>
    </style:style>
    <style:style style:name="T8" style:family="text">
      <style:text-properties fo:font-weight="bold" style:font-weight-asian="bold" style:font-weight-complex="bold"/>
    </style:style>
    <style:style style:name="T9" style:family="text">
      <style:text-properties fo:font-weight="bold" officeooo:rsid="015035da" style:font-weight-asian="bold" style:font-weight-complex="bold"/>
    </style:style>
    <style:style style:name="T10" style:family="text">
      <style:text-properties officeooo:rsid="014b365d"/>
    </style:style>
    <style:style style:name="T11" style:family="text">
      <style:text-properties officeooo:rsid="014d7658"/>
    </style:style>
    <style:style style:name="T12" style:family="text">
      <style:text-properties officeooo:rsid="014d9631"/>
    </style:style>
    <style:style style:name="T13" style:family="text">
      <style:text-properties officeooo:rsid="014fc576"/>
    </style:style>
    <style:style style:name="T14" style:family="text">
      <style:text-properties officeooo:rsid="014fe5ed"/>
    </style:style>
    <style:style style:name="T15" style:family="text">
      <style:text-properties officeooo:rsid="015035da"/>
    </style:style>
    <style:style style:name="T16" style:family="text">
      <style:text-properties officeooo:rsid="0153fd51"/>
    </style:style>
    <style:style style:name="T17" style:family="text">
      <style:text-properties officeooo:rsid="01553b1f"/>
    </style:style>
    <style:style style:name="T18" style:family="text">
      <style:text-properties officeooo:rsid="0156814f"/>
    </style:style>
    <style:style style:name="T19" style:family="text">
      <style:text-properties officeooo:rsid="0159931f"/>
    </style:style>
    <style:style style:name="T20" style:family="text">
      <style:text-properties officeooo:rsid="015b9208"/>
    </style:style>
    <style:style style:name="T21" style:family="text">
      <style:text-properties officeooo:rsid="015dc647"/>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text:p>
      <text:p text:style-name="Title"><text:span text:style-name="T4">T</text:span><text:span text:style-name="T3">est Software</text:span></text:p>
      <text:p text:style-name="P3"/>
      <table:table table:name="Table1" table:style-name="Table1">
        <table:table-column table:style-name="Table1.A"/>
        <table:table-column table:style-name="Table1.B"/>
        <table:table-row>
          <table:table-cell table:style-name="Table1.A1" office:value-type="string">
            <text:p text:style-name="P5">Project</text:p>
          </table:table-cell>
          <table:table-cell table:style-name="Table1.B1" office:value-type="string">
            <text:p text:style-name="P6">DuneNvme</text:p>
          </table:table-cell>
        </table:table-row>
        <table:table-row>
          <table:table-cell table:style-name="Table1.A2" office:value-type="string">
            <text:p text:style-name="P5">Date</text:p>
          </table:table-cell>
          <table:table-cell table:style-name="Table1.B2" office:value-type="string">
            <text:p text:style-name="P5">20<text:span text:style-name="T2">20-06-10</text:span></text:p>
          </table:table-cell>
        </table:table-row>
        <table:table-row>
          <table:table-cell table:style-name="Table1.A2" office:value-type="string">
            <text:p text:style-name="P5">Reference</text:p>
          </table:table-cell>
          <table:table-cell table:style-name="Table1.B2" office:value-type="string">
            <text:p text:style-name="P6">DuneNvmeStorage<text:span text:style-name="T10">TestSoftware</text:span></text:p>
          </table:table-cell>
        </table:table-row>
        <table:table-row>
          <table:table-cell table:style-name="Table1.A2" office:value-type="string">
            <text:p text:style-name="P7">Version</text:p>
          </table:table-cell>
          <table:table-cell table:style-name="Table1.B2" office:value-type="string">
            <text:p text:style-name="P8"><text:span text:style-name="T17">0.9.1</text:span></text:p>
          </table:table-cell>
        </table:table-row>
        <table:table-row>
          <table:table-cell table:style-name="Table1.A2" office:value-type="string">
            <text:p text:style-name="P5">Author</text:p>
          </table:table-cell>
          <table:table-cell table:style-name="Table1.B2" office:value-type="string">
            <text:p text:style-name="P5">Dr Terry Barnaby</text:p>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3880_242116693" text:style-name="Index_20_Link" text:visited-style-name="Index_20_Link">1. Introduction<text:tab/>1</text:a></text:p>
          <text:p text:style-name="P25"><text:a xlink:type="simple" xlink:href="#__RefHeading___Toc7943_4205277974" text:style-name="Index_20_Link" text:visited-style-name="Index_20_Link">2. Usage<text:tab/>1</text:a></text:p>
          <text:p text:style-name="P25"><text:a xlink:type="simple" xlink:href="#__RefHeading___Toc7945_4205277974" text:style-name="Index_20_Link" text:visited-style-name="Index_20_Link">3. Building the Software<text:tab/>3</text:a></text:p>
          <text:p text:style-name="P25"><text:a xlink:type="simple" xlink:href="#__RefHeading___Toc7947_4205277974" text:style-name="Index_20_Link" text:visited-style-name="Index_20_Link">4. Bfpga driver Notes<text:tab/>3</text:a></text:p>
          <text:p text:style-name="P25"><text:a xlink:type="simple" xlink:href="#__RefHeading___Toc7949_4205277974" text:style-name="Index_20_Link" text:visited-style-name="Index_20_Link">5. Software Notes<text:tab/>4</text:a></text:p>
        </text:index-body>
      </text:table-of-content>
      <text:h text:style-name="Heading_20_1" text:outline-level="1"><text:bookmark-start text:name="__RefHeading___Toc3880_242116693"/>Introduction<text:bookmark-end text:name="__RefHeading___Toc3880_242116693"/></text:h>
      <text:p text:style-name="P16">This document <text:span text:style-name="T7">covers the Dune NvmeStorage test software. This is basic test and development software that is able to exercise the NvmeStorage FPGA core. </text:span>The<text:span text:style-name="T7">re is also doxygen generated documentation for this test software.</text:span></text:p>
      <text:p text:style-name="P15">The software has been written for Fedora31 Linux in C++ and includes a simple Linux kernel driver that provides access to the DuneNvmeTest FPGA design.</text:p>
      <text:h text:style-name="P26" text:outline-level="1"><text:bookmark-start text:name="__RefHeading___Toc7943_4205277974"/>Usage<text:bookmark-end text:name="__RefHeading___Toc7943_4205277974"/></text:h>
      <text:p text:style-name="Text_20_body">The test software is in the <text:span text:style-name="T11">DuneNvme/test directory in the Git source tree. The test_nvme program is a simple command line program. It offers the following command line interface:</text:span></text:p>
      <text:p text:style-name="P20">Usage: test_nvme [options] &lt;testname&gt; </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Option</text:p>
          </table:table-cell>
          <table:table-cell table:style-name="Table3.A1" office:value-type="string">
            <text:p text:style-name="Table_20_Heading">Default</text:p>
          </table:table-cell>
          <table:table-cell table:style-name="Table3.C1" office:value-type="string">
            <text:p text:style-name="Table_20_Heading">Description</text:p>
          </table:table-cell>
        </table:table-row>
        <table:table-row>
          <table:table-cell table:style-name="Table3.A2" office:value-type="string">
            <text:p text:style-name="P20">-help,-h</text:p>
          </table:table-cell>
          <table:table-cell table:style-name="Table3.A2" office:value-type="string">
            <text:p text:style-name="Table_20_Contents"/>
          </table:table-cell>
          <table:table-cell table:style-name="Table3.C2" office:value-type="string">
            <text:p text:style-name="P11">Print out usage information</text:p>
          </table:table-cell>
        </table:table-row>
        <table:table-row>
          <table:table-cell table:style-name="Table3.A2" office:value-type="string">
            <text:p text:style-name="Table_20_Contents">-<text:span text:style-name="T14">v</text:span></text:p>
          </table:table-cell>
          <table:table-cell table:style-name="Table3.A2" office:value-type="string">
            <text:p text:style-name="Table_20_Contents"/>
          </table:table-cell>
          <table:table-cell table:style-name="Table3.C2" office:value-type="string">
            <text:p text:style-name="P20">Verbose. <text:span text:style-name="T14">More than one “-v” can be supplied for greater verbosity</text:span></text:p>
          </table:table-cell>
        </table:table-row>
        <table:table-row>
          <table:table-cell table:style-name="Table3.A2" office:value-type="string">
            <text:p text:style-name="Table_20_Contents">-<text:span text:style-name="T20">no-reset or -nr</text:span></text:p>
          </table:table-cell>
          <table:table-cell table:style-name="Table3.A2" office:value-type="string">
            <text:p text:style-name="Table_20_Contents"/>
          </table:table-cell>
          <table:table-cell table:style-name="Table3.C2" office:value-type="string">
            <text:p text:style-name="P34">Normally the program will reset the NvmeStorage and NVMe’s on startup. Using this option disable this reset and Nvme configuration <text:soft-page-break/>stage. </text:p>
          </table:table-cell>
        </table:table-row>
        <table:table-row>
          <table:table-cell table:style-name="Table3.A2" office:value-type="string">
            <text:p text:style-name="P20">-no-validate <text:span text:style-name="T20">or -nv</text:span></text:p>
          </table:table-cell>
          <table:table-cell table:style-name="Table3.A2" office:value-type="string">
            <text:p text:style-name="Table_20_Contents"/>
          </table:table-cell>
          <table:table-cell table:style-name="Table3.C2" office:value-type="string">
            <text:p text:style-name="P20">Disable data validation. <text:span text:style-name="T14">Used for more accurate performance testing</text:span></text:p>
          </table:table-cell>
        </table:table-row>
        <table:table-row>
          <table:table-cell table:style-name="Table3.A2" office:value-type="string">
            <text:p text:style-name="Table_20_Contents">-<text:span text:style-name="T14">l</text:span></text:p>
          </table:table-cell>
          <table:table-cell table:style-name="Table3.A2" office:value-type="string">
            <text:p text:style-name="Table_20_Contents"/>
          </table:table-cell>
          <table:table-cell table:style-name="Table3.C2" office:value-type="string">
            <text:p text:style-name="P20">List tests</text:p>
          </table:table-cell>
        </table:table-row>
        <table:table-row>
          <table:table-cell table:style-name="Table3.A2" office:value-type="string">
            <text:p text:style-name="P20">-d &lt;nvmeNum&gt;</text:p>
          </table:table-cell>
          <table:table-cell table:style-name="Table3.A2" office:value-type="string">
            <text:p text:style-name="P11">2</text:p>
          </table:table-cell>
          <table:table-cell table:style-name="Table3.C2" office:value-type="string">
            <text:p text:style-name="P20">Nvme to operate on: 0: Nvme0, 1: Nvme1, 2: Both Nvme's</text:p>
          </table:table-cell>
        </table:table-row>
        <table:table-row>
          <table:table-cell table:style-name="Table3.A2" office:value-type="string">
            <text:p text:style-name="P20">-s &lt;block&gt;</text:p>
          </table:table-cell>
          <table:table-cell table:style-name="Table3.A2" office:value-type="string">
            <text:p text:style-name="P11">0</text:p>
          </table:table-cell>
          <table:table-cell table:style-name="Table3.C2" office:value-type="string">
            <text:p text:style-name="P20">The starting 4k block number </text:p>
          </table:table-cell>
        </table:table-row>
        <table:table-row>
          <table:table-cell table:style-name="Table3.A2" office:value-type="string">
            <text:p text:style-name="P20">-n &lt;num&gt;</text:p>
          </table:table-cell>
          <table:table-cell table:style-name="Table3.A2" office:value-type="string">
            <text:p text:style-name="P11">1</text:p>
          </table:table-cell>
          <table:table-cell table:style-name="Table3.C2" office:value-type="string">
            <text:p text:style-name="Table_20_Contents">The number of blocks to read/write or trim</text:p>
          </table:table-cell>
        </table:table-row>
        <table:table-row>
          <table:table-cell table:style-name="Table3.A2" office:value-type="string">
            <text:p text:style-name="P20">-rs &lt;block&gt; </text:p>
          </table:table-cell>
          <table:table-cell table:style-name="Table3.A2" office:value-type="string">
            <text:p text:style-name="P11">0</text:p>
          </table:table-cell>
          <table:table-cell table:style-name="Table3.C2" office:value-type="string">
            <text:p text:style-name="P20">The starting 4k block number for reads in captureAndRead </text:p>
          </table:table-cell>
        </table:table-row>
        <table:table-row>
          <table:table-cell table:style-name="Table3.A2" office:value-type="string">
            <text:p text:style-name="P20">-rn &lt;num&gt;</text:p>
          </table:table-cell>
          <table:table-cell table:style-name="Table3.A2" office:value-type="string">
            <text:p text:style-name="P11">2</text:p>
          </table:table-cell>
          <table:table-cell table:style-name="Table3.C2" office:value-type="string">
            <text:p text:style-name="P20">The number of blocks for reads in captureAndRead</text:p>
          </table:table-cell>
        </table:table-row>
        <table:table-row>
          <table:table-cell table:style-name="Table3.A2" office:value-type="string">
            <text:p text:style-name="P20">-o &lt;filename&gt;</text:p>
          </table:table-cell>
          <table:table-cell table:style-name="Table3.A2" office:value-type="string">
            <text:p text:style-name="P11">None</text:p>
          </table:table-cell>
          <table:table-cell table:style-name="Table3.C2" office:value-type="string">
            <text:p text:style-name="P20">The filename for output data.</text:p>
          </table:table-cell>
        </table:table-row>
      </table:table>
      <text:p text:style-name="P20"><text:line-break/><text:span text:style-name="T14">The main commands include:</text:span></text:p>
      <table:table table:name="Table4" table:style-name="Table4">
        <table:table-column table:style-name="Table4.A"/>
        <table:table-column table:style-name="Table4.B"/>
        <table:table-row>
          <table:table-cell table:style-name="Table4.A1" office:value-type="string">
            <text:p text:style-name="P14">Command</text:p>
          </table:table-cell>
          <table:table-cell table:style-name="Table4.B1" office:value-type="string">
            <text:p text:style-name="Table_20_Heading">Description</text:p>
          </table:table-cell>
        </table:table-row>
        <table:table-row>
          <table:table-cell table:style-name="Table4.A2" office:value-type="string">
            <text:p text:style-name="P20">capture</text:p>
          </table:table-cell>
          <table:table-cell table:style-name="Table4.B2" office:value-type="string">
            <text:p text:style-name="P21">Perform<text:span text:style-name="T18">s</text:span> data input from FPGA TestData source <text:span text:style-name="T18">writing the data </text:span>into <text:span text:style-name="T18">the </text:span>Nvme's.</text:p>
          </table:table-cell>
        </table:table-row>
        <table:table-row>
          <table:table-cell table:style-name="Table4.A2" office:value-type="string">
            <text:p text:style-name="P35">captureRepeat</text:p>
          </table:table-cell>
          <table:table-cell table:style-name="Table4.B2" office:value-type="string">
            <text:p text:style-name="P35">Performs continuous captures into alternate areas of the NVMe’s. <text:span text:style-name="T21">Note that this does not wait for Trim/Deallocate processes to finish so capture rates slow up.</text:span></text:p>
          </table:table-cell>
        </table:table-row>
        <table:table-row>
          <table:table-cell table:style-name="Table4.A2" office:value-type="string">
            <text:p text:style-name="Text_20_body">read</text:p>
          </table:table-cell>
          <table:table-cell table:style-name="Table4.B2" office:value-type="string">
            <text:p text:style-name="P20">Read data from <text:span text:style-name="T14">N</text:span>vme's <text:span text:style-name="T18">validating it against the test pattern. The data can also be stored in a file if wanted. Partial block contents will be printed out if the “-v” option is provided and full block contents if two or mode “-v”’s are given.</text:span></text:p>
          </table:table-cell>
        </table:table-row>
        <table:table-row>
          <table:table-cell table:style-name="Table4.A2" office:value-type="string">
            <text:p text:style-name="Text_20_body">captureAndRead</text:p>
          </table:table-cell>
          <table:table-cell table:style-name="Table4.B2" office:value-type="string">
            <text:p text:style-name="P20">Perform data input from FPGA TestData source into Nvme's and read data <text:span text:style-name="T18">at the same time.</text:span></text:p>
          </table:table-cell>
        </table:table-row>
        <table:table-row>
          <table:table-cell table:style-name="Table4.A2" office:value-type="string">
            <text:p text:style-name="Text_20_body">write</text:p>
          </table:table-cell>
          <table:table-cell table:style-name="Table4.B2" office:value-type="string">
            <text:p text:style-name="P20">Write data to Nvme's. <text:span text:style-name="T19">This manually writes data blocks, containing an incrementing 32bit value, <text:s/>to the Nvme devices.</text:span></text:p>
          </table:table-cell>
        </table:table-row>
        <table:table-row>
          <table:table-cell table:style-name="Table4.A2" office:value-type="string">
            <text:p text:style-name="P12">trim</text:p>
          </table:table-cell>
          <table:table-cell table:style-name="Table4.B2" office:value-type="string">
            <text:p text:style-name="P20">Trim/deallocate blocks on Nvme's</text:p>
          </table:table-cell>
        </table:table-row>
        <table:table-row>
          <table:table-cell table:style-name="Table4.A2" office:value-type="string">
            <text:p text:style-name="P28">regs</text:p>
          </table:table-cell>
          <table:table-cell table:style-name="Table4.B2" office:value-type="string">
            <text:p text:style-name="P35">Display the NvmeStorage’s registers</text:p>
          </table:table-cell>
        </table:table-row>
        <table:table-row>
          <table:table-cell table:style-name="Table4.A2" office:value-type="string">
            <text:p text:style-name="P12">test*</text:p>
          </table:table-cell>
          <table:table-cell table:style-name="Table4.B2" office:value-type="string">
            <text:p text:style-name="P20">Collection of <text:span text:style-name="T19">miscellaneous</text:span> tests. See source code <text:span text:style-name="T19">for details</text:span>.</text:p>
          </table:table-cell>
        </table:table-row>
      </table:table>
      <text:p text:style-name="Text_20_body"/>
      <text:p text:style-name="P23">The “-d &lt;n&gt;” options selects which Nvme to communicate with. The default, 2, means both Nvme devices. Note some tests only work with a single Nvme or both Nvme’s.</text:p>
      <text:p text:style-name="P22"><text:soft-page-break/>Typical commands are:</text:p>
      <text:list xml:id="list525158686" text:style-name="L1">
        <text:list-item>
          <text:p text:style-name="P31"><text:span text:style-name="T8">Capture:</text:span> “test_nvme -d 2 -s 0 -n 100000 capture”: This will capture and write 100000 4k Blocks of TestData to both Nvme’s starting at block 0.</text:p>
        </text:list-item>
        <text:list-item>
          <text:p text:style-name="P30"><text:span text:style-name="T9">Read:</text:span><text:span text:style-name="T15"> “test_nvme -d 2 -s 0 -n 1000 read”: This will read 1000 4k Blocks of TestData from both Nvme’s starting at block 0. The bocks contents will be validated against the expected TestData pattern (Incrementing 32bit value).</text:span></text:p>
        </text:list-item>
      </text:list>
      <text:p text:style-name="P23">Any errors when running the command will be printed out and performance figures given. The “-v” verbose option will print out more information.</text:p>
      <text:p text:style-name="P37">There is a <text:span text:style-name="T8">test.sh</text:span> shell script utilising the <text:span text:style-name="T8">test_nvme</text:span> command that provides some usage scenario’s.</text:p>
      <text:p text:style-name="P38">Some example output from <text:span text:style-name="T8">test.sh</text:span> commands include:</text:p>
      <text:p text:style-name="P27">nvmeCapture: Write FPGA data stream to Nvme devices. nvme: 2 startBlock: 0x00000000 numBlocks: 52428800</text:p>
      <text:p text:style-name="P27">20:38:38.282: StartBlock: <text:s text:c="7"/>0 ErrorStatus: 0x0, DataRate: 4530.139 MBytes/s, PeakLatancy: <text:s text:c="3"/>10535 us</text:p>
      <text:p text:style-name="P27">20:39:41.226: StartBlock: 52428800 ErrorStatus: 0x0, DataRate: 4582.337 MBytes/s, PeakLatancy: <text:s text:c="4"/>3764 us</text:p>
      <text:p text:style-name="P27">20:41:53.715: StartBlock: <text:s text:c="7"/>0 ErrorStatus: 0x0, DataRate: 1782.111 MBytes/s, PeakLatancy: <text:s text:c="3"/>25342 us</text:p>
      <text:p text:style-name="P27">20:43:00.634: StartBlock: 52428800 ErrorStatus: 0x0, DataRate: 4390.204 MBytes/s, PeakLatancy: <text:s text:c="3"/>11379 us</text:p>
      <text:p text:style-name="P27">20:45:14.781: StartBlock: <text:s text:c="7"/>0 ErrorStatus: 0x0, DataRate: 1761.116 MBytes/s, PeakLatancy: <text:s text:c="2"/>216792 us</text:p>
      <text:p text:style-name="P27">20:46:19.346: StartBlock: 52428800 ErrorStatus: 0x0, DataRate: 4425.614 MBytes/s, PeakLatancy: <text:s text:c="3"/>12385 us</text:p>
      <text:h text:style-name="Heading_20_1" text:outline-level="1"><text:bookmark-start text:name="__RefHeading___Toc7945_4205277974"/>Building the Software<text:bookmark-end text:name="__RefHeading___Toc7945_4205277974"/></text:h>
      <text:p text:style-name="P17">the software uses a simple Make based build system. To build the software:</text:p>
      <text:list xml:id="list3020051010" text:style-name="L2">
        <text:list-item>
          <text:p text:style-name="P33">Change to the test directory: “cd test”</text:p>
        </text:list-item>
        <text:list-item>
          <text:p text:style-name="P32">Build the Linux FPGA driver: “make driver”</text:p>
        </text:list-item>
        <text:list-item>
          <text:p text:style-name="P32">Build the test program: “make”</text:p>
        </text:list-item>
      </text:list>
      <text:h text:style-name="Heading_20_1" text:outline-level="1"><text:bookmark-start text:name="__RefHeading___Toc7947_4205277974"/><text:span text:style-name="T6">B</text:span><text:span text:style-name="T5">fpga driver Notes</text:span><text:bookmark-end text:name="__RefHeading___Toc7947_4205277974"/></text:h>
      <text:p text:style-name="Text_20_body">The <text:span text:style-name="T12">Beam bfpga Linux device driver has been developed from one of Beam’s internal device drivers. It is a simplistic driver that provides access to an FPGA based module for testing purposes. </text:span></text:p>
      <text:p text:style-name="Text_20_body"><text:span text:style-name="T12">It expects the FPGA design to use a </text:span>Xilinx XDMA IP core <text:span text:style-name="T12">for host communications and</text:span> is designed to aid testing of the host to FPGA interface and FPGA designs. <text:span text:style-name="T12">B</text:span>eing simple it is easy to debug the communications.</text:p>
      <text:p text:style-name="Text_20_body">It supports a simple memory mapped register interface that can be mapped to the user space applications memory area. The Xilinx XDMA IP core provides an AXI4-Lite interface for this on the FPGA.</text:p>
      <text:p text:style-name="Text_20_body">It also supports up to 8 DMA channels. These unidirectional DMA streams can be configured to function in either direction. The Xilinx XDMA IP provides up to 8 AXI4 streams on the FPGA. The driver creates a physically contiguous memory region for each DMA channel of a fixed size. This simplifies the DMA as multiple scatter/gather regions are not needed. For simplic<text:span text:style-name="T12">i</text:span>ty data is coped from/to the applications user space memor<text:span text:style-name="T12">y</text:span> from these regions by the driver. It would be possible to map these regions into the applications memory if wanted for greater performance.</text:p>
      <text:p text:style-name="Text_20_body"><text:soft-page-break/>The Xilinx XDMA PCIe IP core manual, PG195, should be looked at for information on the hardware interface that this driver uses.</text:p>
      <text:p text:style-name="Text_20_body">As stated it is simple, lots of improvements could be had, but it is relatively easy to use and to debug b<text:span text:style-name="T12">e</text:span>ca<text:span text:style-name="T12">u</text:span>se of its simplicity.</text:p>
      <text:p text:style-name="P18">It has been built and tested on the Linux kernel 5.6.11-200.fc31.x86_64 <text:span text:style-name="T12">and some later kernels as used in Fedora31.</text:span></text:p>
      <text:h text:style-name="Heading_20_1" text:outline-level="1"><text:bookmark-start text:name="__RefHeading___Toc7949_4205277974"/>Software Notes<text:bookmark-end text:name="__RefHeading___Toc7949_4205277974"/></text:h>
      <text:p text:style-name="P19">The software consists of the following files:</text:p>
      <table:table table:name="Table2" table:style-name="Table2">
        <table:table-column table:style-name="Table2.A"/>
        <table:table-column table:style-name="Table2.B"/>
        <table:table-row>
          <table:table-cell table:style-name="Table2.A1" office:value-type="string">
            <text:p text:style-name="P9">BeamLibBasic.h, BeamLibBasic.cpp</text:p>
          </table:table-cell>
          <table:table-cell table:style-name="Table2.B1" office:value-type="string">
            <text:p text:style-name="P10">Miscellaneous utility classes and functions based on the BeamLib system.</text:p>
          </table:table-cell>
        </table:table-row>
        <table:table-row>
          <table:table-cell table:style-name="Table2.A2" office:value-type="string">
            <text:p text:style-name="P9">NvmeAccess.<text:span text:style-name="T13">h</text:span>, NvmeAccess.cpp</text:p>
          </table:table-cell>
          <table:table-cell table:style-name="Table2.B2" office:value-type="string">
            <text:p text:style-name="P10">Nvme access class which interfaces to the NvmeStorage FPGA module over the bfpga Linux driver and Xilinx PCIe XDMA module.</text:p>
          </table:table-cell>
        </table:table-row>
        <table:table-row>
          <table:table-cell table:style-name="Table2.A2" office:value-type="string">
            <text:p text:style-name="P10">test_nvme.cpp</text:p>
          </table:table-cell>
          <table:table-cell table:style-name="Table2.B2" office:value-type="string">
            <text:p text:style-name="P10">The main test program providing test functionality</text:p>
          </table:table-cell>
        </table:table-row>
        <table:table-row>
          <table:table-cell table:style-name="Table2.A2" office:value-type="string">
            <text:p text:style-name="P29">test.sh</text:p>
          </table:table-cell>
          <table:table-cell table:style-name="Table2.B2" office:value-type="string">
            <text:p text:style-name="P29">Simple BASH script showing usage of the test_nvme program</text:p>
          </table:table-cell>
        </table:table-row>
      </table:table>
      <text:p text:style-name="P19"/>
      <text:p text:style-name="P19">The test_nvme program memory maps in the NvmeStorage registers for simple direct access. It uses two XDMA DMA channels connected to the NvmeStorage AXI4 streams for bi-directional communications directly to the Nvme devices. Over these streams PCIe request and reply packets are sent matching the Xilinx PCIe gen3 modules packet structures with some extensions for the NvmeStorage system. See the DuneNvmeStorageDesign manual for details.</text:p>
      <text:p text:style-name="P24">The NvmeAccess class supports requests <text:span text:style-name="T16">and responses </text:span>from the Nvme devices by running a thread to process them.</text:p>
      <text:p text:style-name="P1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Test Software, Beam Ltd<text:tab/>Page: </text:span><text:span text:style-name="MT1"><text:page-number text:select-page="current">4</text:page-number></text:span><text:span text:style-name="MT1"><text:s/>of </text:span><text:span text:style-name="MT1"><text:page-count>4</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0T08:45:20.226566230</dc:date>
    <meta:editing-duration>P1DT16H49M</meta:editing-duration>
    <meta:editing-cycles>305</meta:editing-cycles>
    <meta:generator>LibreOffice/6.3.6.2$Linux_X86_64 LibreOffice_project/30$Build-2</meta:generator>
    <dc:creator>Terry Barnaby</dc:creator>
    <meta:document-statistic meta:table-count="4" meta:image-count="0" meta:object-count="0" meta:page-count="4" meta:paragraph-count="115" meta:word-count="1093" meta:character-count="6888" meta:non-whitespace-character-count="5866"/>
  </office:meta>
</office:document-meta>
</file>